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95224"/>
    </style:style>
    <style:style style:name="P2" style:family="paragraph" style:parent-style-name="Standard">
      <style:paragraph-properties fo:text-align="justify" style:justify-single-word="false"/>
      <style:text-properties officeooo:paragraph-rsid="001994dc"/>
    </style:style>
    <style:style style:name="P3" style:family="paragraph" style:parent-style-name="Standard">
      <style:paragraph-properties fo:text-align="justify" style:justify-single-word="false"/>
      <style:text-properties officeooo:paragraph-rsid="001cabae"/>
    </style:style>
    <style:style style:name="P4" style:family="paragraph" style:parent-style-name="Standard">
      <style:paragraph-properties fo:text-align="justify" style:justify-single-word="false"/>
      <style:text-properties officeooo:paragraph-rsid="001eae22"/>
    </style:style>
    <style:style style:name="P5" style:family="paragraph" style:parent-style-name="Standard">
      <style:paragraph-properties fo:text-align="justify" style:justify-single-word="false"/>
      <style:text-properties officeooo:rsid="001fe6f2" officeooo:paragraph-rsid="001fe6f2"/>
    </style:style>
    <style:style style:name="P6" style:family="paragraph" style:parent-style-name="Standard">
      <style:paragraph-properties fo:text-align="justify" style:justify-single-word="false"/>
      <style:text-properties style:font-name="Times New Roman" fo:language="fr" fo:country="FR" officeooo:paragraph-rsid="001fe6f2"/>
    </style:style>
    <style:style style:name="P7" style:family="paragraph" style:parent-style-name="Standard">
      <style:paragraph-properties fo:text-align="justify" style:justify-single-word="false"/>
      <style:text-properties style:font-name="Times New Roman" fo:language="fr" fo:country="FR" officeooo:rsid="00299c66" officeooo:paragraph-rsid="001fe6f2"/>
    </style:style>
    <style:style style:name="T1" style:family="text">
      <style:text-properties style:font-name="Times New Roman" fo:language="fr" fo:country="FR"/>
    </style:style>
    <style:style style:name="T2" style:family="text">
      <style:text-properties style:font-name="Times New Roman" fo:language="fr" fo:country="FR" officeooo:rsid="006514a1"/>
    </style:style>
    <style:style style:name="T3" style:family="text">
      <style:text-properties style:font-name="Times New Roman" fo:language="fr" fo:country="FR" officeooo:rsid="00764959"/>
    </style:style>
    <style:style style:name="T4" style:family="text">
      <style:text-properties style:font-name="Times New Roman" fo:language="fr" fo:country="FR" officeooo:rsid="00876e9a"/>
    </style:style>
    <style:style style:name="T5" style:family="text">
      <style:text-properties style:font-name="Times New Roman" fo:language="fr" fo:country="FR" officeooo:rsid="0085dbe6"/>
    </style:style>
    <style:style style:name="T6" style:family="text">
      <style:text-properties style:font-name="Times New Roman" fo:language="fr" fo:country="FR" officeooo:rsid="00891eca"/>
    </style:style>
    <style:style style:name="T7" style:family="text">
      <style:text-properties style:font-name="Times New Roman" fo:language="fr" fo:country="FR" officeooo:rsid="0089c932"/>
    </style:style>
    <style:style style:name="T8" style:family="text">
      <style:text-properties style:font-name="Times New Roman" fo:language="fr" fo:country="FR" officeooo:rsid="008a1e99"/>
    </style:style>
    <style:style style:name="T9" style:family="text">
      <style:text-properties style:font-name="Times New Roman" fo:language="fr" fo:country="FR" officeooo:rsid="008a53d4"/>
    </style:style>
    <style:style style:name="T10" style:family="text">
      <style:text-properties style:font-name="Times New Roman" fo:language="fr" fo:country="FR" officeooo:rsid="008be5a0"/>
    </style:style>
    <style:style style:name="T11" style:family="text">
      <style:text-properties style:font-name="Times New Roman" fo:language="fr" fo:country="FR" officeooo:rsid="008cc244"/>
    </style:style>
    <style:style style:name="T12" style:family="text">
      <style:text-properties style:font-name="Times New Roman" fo:language="fr" fo:country="FR" officeooo:rsid="00195224"/>
    </style:style>
    <style:style style:name="T13" style:family="text">
      <style:text-properties style:font-name="Times New Roman" fo:language="fr" fo:country="FR" officeooo:rsid="001994dc"/>
    </style:style>
    <style:style style:name="T14" style:family="text">
      <style:text-properties style:font-name="Times New Roman" fo:language="fr" fo:country="FR" officeooo:rsid="001b86b0"/>
    </style:style>
    <style:style style:name="T15" style:family="text">
      <style:text-properties style:font-name="Times New Roman" fo:language="fr" fo:country="FR" officeooo:rsid="001cabae"/>
    </style:style>
    <style:style style:name="T16" style:family="text">
      <style:text-properties style:font-name="Times New Roman" fo:language="fr" fo:country="FR" officeooo:rsid="001d417f"/>
    </style:style>
    <style:style style:name="T17" style:family="text">
      <style:text-properties style:font-name="Times New Roman" fo:language="fr" fo:country="FR" officeooo:rsid="001d86bd"/>
    </style:style>
    <style:style style:name="T18" style:family="text">
      <style:text-properties style:font-name="Times New Roman" fo:language="fr" fo:country="FR" officeooo:rsid="001eae22"/>
    </style:style>
    <style:style style:name="T19" style:family="text">
      <style:text-properties style:font-name="Times New Roman" fo:language="fr" fo:country="FR" officeooo:rsid="001eae97"/>
    </style:style>
    <style:style style:name="T20" style:family="text">
      <style:text-properties style:font-name="Times New Roman" fo:language="fr" fo:country="FR" officeooo:rsid="001fe6f2"/>
    </style:style>
    <style:style style:name="T21" style:family="text">
      <style:text-properties fo:language="en" fo:country="US"/>
    </style:style>
    <style:style style:name="T22" style:family="text">
      <style:text-properties fo:language="en" fo:country="US" officeooo:rsid="001d417f"/>
    </style:style>
    <style:style style:name="T23" style:family="text">
      <style:text-properties officeooo:rsid="001fe6f2"/>
    </style:style>
    <style:style style:name="T24" style:family="text">
      <style:text-properties officeooo:rsid="00111540"/>
    </style:style>
    <style:style style:name="T25" style:family="text">
      <style:text-properties officeooo:rsid="00299c6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引言</text:p>
      <text:p text:style-name="P3"><text:span text:style-name="T2"><text:tab/></text:span><text:span text:style-name="T12">随着世界的一步步发展，人们对于医疗领域越来越关注，而医疗技术相对于曾经也有了极大的提高。伴随着电子技术的新兴，我们告别了数据手写的时代，而投入了对大型数据的研究以到达管理这些数据及发掘数据潜在信息的目的。对于医疗领域，一项值得研究的数据就是形形色色的医疗图片。为了便于对这些不同类型的图片的研究，一项新的标准随之诞生，我们称之为DICOM</text:span><text:span text:style-name="T15">（Digital Imaging and Communications in Medicine）</text:span><text:span text:style-name="T12">。</text:span></text:p>
      <text:p text:style-name="P2"><text:span text:style-name="T12"><text:tab/>准确的来说，DICOM是一个定义了文件形式</text:span><text:span text:style-name="T13">，网络服务，数据存储和交换的国际标准。一个典型的DICOM文件包括了一个文件头（用于分辨该文件是否属于DICOM），一个元数据部分（记录了关于图片的信息）和一个像素部分（实际图片内容）。而本篇文章着重针对于元数据进行研究的。DICOM元数据是由成百上千个element或者说是tag组成的，这些</text:span><text:span text:style-name="T14">element大致可分为病人信息，study信息，series信息和image信息。</text:span><text:span text:style-name="T13">而一个element又包括了tag</text:span><text:span text:style-name="T14">（”gggg,eeee”形式，用于element的区分）</text:span><text:span text:style-name="T13">, vr</text:span><text:span text:style-name="T14">（指明数据类型，int, string等等）</text:span><text:span text:style-name="T13">, length</text:span><text:span text:style-name="T14">（指明数据长度）</text:span><text:span text:style-name="T13">和value</text:span><text:span text:style-name="T14">（具体的数据）</text:span><text:span text:style-name="T13">。每一个element分别代表着一条具体信息，比如病人的名字，ID，study时间等等。通过这一个个的element我们就可以得到所有关于这张医疗图片的所有信息，当然除了我们无法构想出图片张什么样</text:span><text:span text:style-name="T14">，但这些数据绝对是足够我们需求的。到目前为止，被我们所认知的tag有近３１４７个，而随着医疗技术的深入发展，tag数量势必成增长模式的。</text:span></text:p>
      <text:p text:style-name="P4"><text:span text:style-name="T14"><text:tab/>对于</text:span><text:span text:style-name="T16">DICOM文件的存储，获取，传输及展示是通过PACS（</text:span><text:span text:style-name="T21">Picture archiving and communication system</text:span><text:span text:style-name="T22">）</text:span><text:span text:style-name="T16">系统实现的。它就是一个通用的平台，把各种医学影像（包括核磁，CT，超声，X光等）通过各种接口以数字化的方式保存起来以便需要的时候可以快速调回使用，包括远程的调用</text:span><text:span text:style-name="T17">（详情参看reference）</text:span><text:span text:style-name="T16">。我们的研究目标也是建立一个类似于</text:span><text:span text:style-name="T18">PACS的迷你存储索引系统。</text:span><text:span text:style-name="T16">传统的</text:span><text:span text:style-name="T18">PACS系统是建立在一个SQL（Structured Query Language）数据库之上的，有鉴于一个DICOM文件包含了极大的信息以及关系性数据库的五大norme和但表格不能超过１０２４columns的限制下，PACS的SQL数据库必然是基于一系列的关系表格之上的。众所周知</text:span><text:span text:style-name="T19">，要建立一个关系型数据库，首先必须要有一个合理的建模，当模型建立好后也就意味着各个表格之间的关系和每个表格的columns都已经确定下来了，一般情况下不会在进行大规模的修改，也可以说它是比较稳定的。但不论目前来说，PACS系统提供了多好的服务，这样的关系型数据库其实是不怎么适合DICOM文件的存储的。其一</text:span><text:span text:style-name="T20">，目前一共有３１４７个tag，而每个DICOM文件包含各不相同部分tag，我们更需要的是一种更加动态的存储索引，其二，我们并不能说以后的医学影像研究单单只是这３１４７个tag，正如上文所说的，tag的数量肯定会有增长，这也促使我们偏好动态方式的存储索引。以下，我们将沿着这个方向进行研究探索来找个一个合适的方式来构建我们所需要的mini-PACS系统。</text:span></text:p>
      <text:p text:style-name="P4"/>
      <text:p text:style-name="P4"><text:span text:style-name="T20">课题介绍</text:span></text:p>
      <text:p text:style-name="P4"><text:tab/>项目的目标是开发一个类似于<text:span text:style-name="T23">PACS的mini存储索引系统用以储存一个预定义目录下的所有DICOM文件的元信息。</text:span></text:p>
      <text:p text:style-name="P6"><text:tab/>L'objectif est de développer une base de données d'indexation DICOM qui peut être utilisé pour l'indexation et la recherche de fichiers DICOM sur un répertoire pré-défini.</text:p>
      <text:p text:style-name="P7">Détailles de projet:</text:p>
      <text:p text:style-name="P6"><text:span text:style-name="T24"><text:s text:c="7"/>1. </text:span><text:bookmark text:name="result_box10"/>Conception d'un système de notification de fichier basé sur Inotify de Linux<text:span text:style-name="T24"> </text:span></text:p>
      <text:p text:style-name="P6"><text:span text:style-name="T24"><text:s text:c="7"/>2. </text:span><text:bookmark text:name="result_box11"/>L'analyse syntaxique de fichiers DICOM sur le disque ou sur CD</text:p>
      <text:p text:style-name="P6"><text:span text:style-name="T24"><text:s text:c="7"/>3. </text:span><text:bookmark text:name="result_box12"/>Stockage et indexation les données a<text:span text:style-name="T25">nalysées </text:span>à une base de données</text:p>
      <text:p text:style-name="P7">Cas d'utilisation:</text:p>
      <text:p text:style-name="P6"><text:span text:style-name="T24"><text:s text:c="7"/>1. </text:span><text:bookmark text:name="result_box13"/>Back-end à une interface Web de DICOM<text:span text:style-name="T24"> </text:span></text:p>
      <text:p text:style-name="P6"><text:span text:style-name="T24"><text:tab/>2. </text:span>Indexation rapide de CD <text:span text:style-name="T25">ou du disque</text:span></text:p>
      <text:p text:style-name="P4"/>
      <text:p text:style-name="P4">方法探索</text:p>
      <text:p text:style-name="P4"/>
      <text:p text:style-name="P4"/>
      <text:p text:style-name="P5"><text:span text:style-name="T20">M</text:span><text:span text:style-name="T1">ongoDB的实现</text:span></text:p>
      <text:p text:style-name="P1"><text:span text:style-name="T2"><text:tab/>首先</text:span><text:span text:style-name="T3">，我将大体介绍系统的运作，然后将具体分析各各环节是如何工作的。正如下图５所示，当系统启动时候，它将判断用户所提供的文件夹路径是否被索引过。这个地方我原本想通过一个日志文件来自动判断，但由于时间问题这个功能还未能正常使用，此时是通过人工来回馈给系统是否对提供的文件夹路径进行扫描。当系统确认需要对文件夹路径进行相关操作时，它将首先扫描整个文件夹，找出所有</text:span><text:soft-page-break/><text:span text:style-name="T3">的DICOM文件，无论是在该文件夹下的还是在它的子目录中的，记录这些文件的绝对路径，存储在一个容器中。然后利用DicomNet来建立Dataset对象，通过遍历文件绝对路径容器中的路劲来一个个的解析DICOM文件。正如在介绍DICOM的部分中所提到的，一个DICOM对象由一个meta header和一个data构成，而这两部分都是由一个个的element组成，所以我们的解析过程是针对element的。而一个element又包括了tag, vr, longueur, valeur。在解析过程中，我们将用到一本tag词典来为每一个tag确立对应的tag name方便我们对每个element的辨别，也方便我们的存储，我们将会在下文看到方便的地方。所以对我们来说，重要的东西有三样：tag, valeur和tag name。我们以下的存储和索引都将是围绕这三者展开的。在此，还需说明虽然我们没有着重用到vr和longueur，但并不是说它们对我们来说没用，而是我们没有将它们存在数据库中。毕竟数据库中的数据够用就好了，没必要什么都往里面塞。其实vr在解析中对我们的作用还是挺大的，正是通过它我们才能辨别各个数据的类型，才能通过不同的方式对valeur进行正确的提取方式。至于longueur，在我们的系统中，我们设定了一个界限数据长度。因为在有些DICOM文件中，有些element的valeur是一个特别特别长的字符串，比如说一个tag为(2005,0010)的valeur是一个长度１０５的字符串，就像是50\68\69\6c\69\70\73\20\4d\52\20\49\6d\61\67\69\6e\67\20\44...，并且在我们的tag词典中也找不到相应tag name，我们很难说这个element具体的意义是什么，更加不知道这个字符串值代表什么意思。因此对我们来说这串值的意义并不大，没有必要将一整串值都记录下来，鉴于我们无法保证在将来这个element可能会很有用，所以我们的做法是将数据的开头记录下来。这样也在一定意义上减少了数据库的空间开销。那我们的数据存储结构是怎样的呢？根据MongoDB的需求，一般我们取tag name和valeur分别作为MongoDB的Field name和value，而对于上文所说的那些无法在我们的tag字典中找到tag name的，我们取tag和valeur分别作为MongoDB的Field name和value（如下图所示，这也是为什么我们说存储和索引是围绕这三项的。另外，除了DICOM文件本身的信息外，我们还存储了该文件的绝对路径以保证在搜索时能快速的找到源文件。此外，我还想说一下我们的数据库结构。一个DICOM对象中的数据大致可以分为病人信息，study信息，series信息和image信息。逻辑上来说，我们可以像使用sql数据库一样分别为这四部分建立各自的数据集，对于MongoDB，我们称之为collection，对应于sql数据库中的table。然后对四个collection做好相应的reference来将信息联系起来构建一个hierachique的结构。诚然，这确实是一种不错方式，结构清晰，逻辑也清晰。但不一定就是适合我们的方式。试想如果我们如果这么做为什么不直接用sql呢？先不提建立hierachique结构对程序带来的复杂度的负担，对于搜索效率来说也是一个弊端，建立多个collection，意味着每次的搜索都需要遍历所有collection，在搜索时间上势必会有不必要的增加。再者，我们更应该最大化的去利用MongoDB面向文件的特点，摒弃使用sql数据库时的一些理念。故而，我们将一个DICOM对象的所有信息存储在同一个collection中，我们可以把这种方式称作线性存储。它相对于hierarchique的缺点很明显就是有冗余，需要更大的空间。同样优点也显而易见，就是结构简单，所有搜索只需在一个collection中进行，加上合适的索引将极大的提高效率。其实对于需求空间的要求也不是那么严重的，因为由于MongoDB自身的机制，它比一般的sql数据库所需的空间都要大。其一是它对数据的删除是不会释放空间的，而是在有新的数据时重新利用这部分空间，其二是它申请空间时都是按快申请的，具体是在数据库建立之处首先申请一块６４M的空间，当空间不够用时再申请一块１２８M的空间，以此类推最后每次空间不够用是都之间申请２０４８M的空间。所以说在空间需求的问题上，前文所说的冗余带来的空间浪费没有想象中的那么严重。另外，我还想说一下MongoDB给我们带来的另一个关于数据上的便利之处，就是嵌入式文件存储。在一个DICOM对象中，经常会有sequence类型的数据，一个sequence类型的valeur中又将会出现一个个element，这些element构成的合集是这个sequence类型数据的值（如图所示）。对于这些数据的处理，我们能借助嵌入式文件存储非常完美的解决。下图很好的展现了sequence类型数据在MongoDB中的存在方式。当我们把所有数据解析存储之后就需要建立一个合适的索引来使得搜索变得方便快速。关于索引，MongoDB主要提供了三种方式：单域索引，多域索引和全文索引。其实在</text:span><text:span text:style-name="T4">Mongo数据库建立之时就有一个自带的索引，即”_id”域，它可以视为sql数据库中的主键。但对于我们来说单单这个自带索引是不够的。首先，</text:span><text:span text:style-name="T3">鉴于有可能会出现，我们只知道值而不知道它对应的Field的情况，我先建立了一个全文索引，由于在存储数据是，我们将所有的数据都转换成了string类型，因此不必担心不完全索引的情况出现（对于MongoDB的全文索引机制，需要确保值的类型为string)。此外，由于</text:span><text:span text:style-name="T5">PatientName, PatientID, StudyID, SeriesNumber, InstanceNumber和FilePath是最常用到也是最必须的</text:span><text:span text:style-name="T6">tag，我们将对这些tag</text:span><text:span text:style-name="T5">做一个多域联合索引以便实现各种不同方式的搜索</text:span><text:span text:style-name="T4">，如单域搜索，多域搜索。我们将在下一部分进行索引性能的测试以及分析</text:span><text:span text:style-name="T7">。在介绍搜索功能之前，我将先进一步具体介绍下notification system的实现。通过前文第２部分的介绍，我们对于inotify的定义和功能有了一个整体概念。其实，上文说对给定文件夹路径进行扫描是，我们不仅把DICOM文</text:span><text:soft-page-break/><text:span text:style-name="T7">件的绝对路径存入了一个容器之中，还把这个文件夹及其下的子目录的绝对路径存入了另一个容器之中，并在系统初始化阶段通过inotify对这些目录进行监听来达到notification的效果。由于inotify自身不能对子目录进行监听，所有我们才需要事先获取子目录，然后对这些子目录建立对应的fd进行监听。而我们监听的事件仅仅只是文件或目录的创建和删除。每当出现新的</text:span><text:span text:style-name="T8">DICOM</text:span><text:span text:style-name="T7">文件时</text:span><text:span text:style-name="T8">，系统将把这些文件的路径记录下来，然后用前文所说的解析程序对这些DICOMs进行解析并存储信息到数据库。而当有DICOM文件被删除时，系统将根据其路径找到对应数据库中的存贮，将之删除。当有新的目录出现时，系统会将该目录的路径加入先前的目录容器中</text:span><text:span text:style-name="T9">，然后重新初始化fd以更新监听列表。而当有目录被删除时，系统将移除对其及其子目录的监听，由于它本身是受都监听的，其下的文件也会作为文件删除而又inotify返回它们的路径而进行相应的删除任务。我们也将在下一部分中对这个notification system进行功能的测试。接下来</text:span><text:span text:style-name="T10">我们来关注一下搜索部分，对于这项功能，我们针对有可能出现的情况设计了三种方式，即单域搜索，多域搜索和全文搜索，顾名思义，单域搜索是针对某一个特定指出</text:span><text:span text:style-name="T11">tag域进行的，比如搜索一名病人，我们就对PatientName或者PatientID进行搜索</text:span><text:span text:style-name="T10">。而多域搜索是指我们对多个</text:span><text:span text:style-name="T11">tag域进行匹配，比如我们想的到一位病人的一个study的所有信息，则我们需要对他的姓名或id和studyid进行同时匹配。至于全文搜索，就如我们在索引部分看到的一样，是针对只知道值而不知道对应的tag域而设计的。</text:span><text:span text:style-name="T10">而这些搜索方也是和于上文所说的索引建立是密切相关的。另外我们还增加了一个更新功能</text:span><text:span text:style-name="T11">，这是对不恰当的数据进行人为修改，为了是原始数据不丢失，我们对被修改的document新加一个域用来存储被修改的信息。最后，在系统启动时，用户将看到一个目录，其中记录了所有有关各项功能实现的具体操作方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9T14:28:15.794998445</meta:creation-date>
    <dc:date>2015-06-19T17:50:57.388934899</dc:date>
    <meta:editing-duration>PT3H22M1S</meta:editing-duration>
    <meta:editing-cycles>5</meta:editing-cycles>
    <meta:generator>LibreOffice/4.2.8.2$Linux_X86_64 LibreOffice_project/420m0$Build-2</meta:generator>
    <meta:document-statistic meta:table-count="0" meta:image-count="0" meta:object-count="0" meta:page-count="3" meta:paragraph-count="17" meta:word-count="4127" meta:character-count="5643" meta:non-whitespace-character-count="5498"/>
  </office:meta>
</office:document-meta>
</file>